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2">
            <text:p>22</text:p>
          </table:table-cell>
          <table:table-cell table:formula="oooc:=[.K5]/[.K10]" office:value-type="percentage" office:value="0.154929577464789">
            <text:p>15,5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7">
            <text:p>17</text:p>
          </table:table-cell>
          <table:table-cell table:style-name="ce15" table:formula="oooc:=[.K6]/[.K10]" office:value-type="percentage" office:value="0.119718309859155">
            <text:p>12,0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2">
            <text:p>82</text:p>
          </table:table-cell>
          <table:table-cell table:style-name="ce15" table:formula="oooc:=([.K7]/[.K10])" office:value-type="percentage" office:value="0.577464788732394">
            <text:p>57,7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8">08/02/2007</text:date>, <text:time>16.26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08T16:26:39</dc:date>
    <dc:language>it-IT</dc:language>
    <meta:editing-cycles>104</meta:editing-cycles>
    <meta:editing-duration>P3DT0H25M35S</meta:editing-duration>
    <meta:user-defined meta:name="Info 1"/>
    <meta:user-defined meta:name="Info 2"/>
    <meta:user-defined meta:name="Info 3"/>
    <meta:user-defined meta:name="Info 4"/>
    <meta:document-statistic meta:table-count="3" meta:cell-count="786"/>
  </office:meta>
</office:document-meta>
</file>